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d2f" officeooo:paragraph-rsid="00147d2f"/>
    </style:style>
    <style:style style:name="P2" style:family="paragraph" style:parent-style-name="Standard">
      <style:text-properties officeooo:rsid="0015818d" officeooo:paragraph-rsid="001581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,</text:p>
      <text:p text:style-name="P2"/>
      <text:p text:style-name="P2"/>
      <text:p text:style-name="P2">how are you doing buddy.???</text:p>
      <text:p text:style-name="P2"/>
      <text:p text:style-name="P2"/>
      <text:p text:style-name="P2">by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 cu</meta:initial-creator>
    <meta:creation-date>2017-08-28T21:58:44.001025565</meta:creation-date>
    <dc:date>2017-09-07T20:36:35.931750239</dc:date>
    <dc:creator>cu cu</dc:creator>
    <meta:editing-duration>PT2M15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7" meta:character-count="36" meta:non-whitespace-character-count="32"/>
  </office:meta>
</office:document-meta>
</file>